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00c6c" style:font-size-asian="14pt" style:font-size-complex="14pt"/>
    </style:style>
    <style:style style:name="P3" style:family="paragraph" style:parent-style-name="Standard">
      <style:text-properties fo:font-size="14pt" officeooo:rsid="00100c6c" officeooo:paragraph-rsid="00100c6c" style:font-size-asian="14pt" style:font-size-complex="14pt"/>
    </style:style>
    <style:style style:name="P4" style:family="paragraph" style:parent-style-name="Standard">
      <style:text-properties fo:font-size="14pt" officeooo:rsid="00100c6c" officeooo:paragraph-rsid="0016c139" style:font-size-asian="14pt" style:font-size-complex="14pt"/>
    </style:style>
    <style:style style:name="T1" style:family="text">
      <style:text-properties officeooo:rsid="00100c6c"/>
    </style:style>
    <style:style style:name="T2" style:family="text">
      <style:text-properties officeooo:rsid="00117932"/>
    </style:style>
    <style:style style:name="T3" style:family="text">
      <style:text-properties officeooo:rsid="0016c139"/>
    </style:style>
    <style:style style:name="T4" style:family="text">
      <style:text-properties officeooo:rsid="00199867"/>
    </style:style>
    <style:style style:name="T5" style:family="text">
      <style:text-properties officeooo:rsid="0019cb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itation :</text:p>
      <text:p text:style-name="P1">the technique of imitation consiste of usrp an identiti of an importent people on a social network. <text:span text:style-name="T5">For usurp an identiti it must just change one or two caractere.</text:span></text:p>
      <text:p text:style-name="P1">Then the usurpater can say many fake news. With this technique you can do a propagande or influencing or inciting <text:span text:style-name="T1">people </text:span>to make bad choices</text:p>
      <text:p text:style-name="P1"/>
      <text:p text:style-name="P2">for example if a usurper impersonatesthe Nasa’<text:span text:style-name="T1">s</text:span> identiti <text:span text:style-name="T1">he</text:span> can say on tweeter « a meteorite falls to earth, it's the end of the world » it can cause general panic or other problem.</text:p>
      <text:p text:style-name="P2"/>
      <text:p text:style-name="P1">or you can say a political <text:span text:style-name="T1">fack news to make propaganda </text:span><text:span text:style-name="T2">or make a money </text:span></text:p>
      <text:p text:style-name="P1"/>
      <text:p text:style-name="P3">for example if a usurper impersonates Emmanuelle <text:s/>Macron he can say on instagrma « France returns to war against Russia, we need money to pay for soldiers' military equipment, to pay for your security » the usurper can scam people for money</text:p>
      <text:p text:style-name="P3"/>
      <text:p text:style-name="P4">to conclude we advise you to be wary of the messages of bizzar "<text:span text:style-name="T4">femous people</text:span>" because any <text:span text:style-name="T3">people </text:span>with bad intentions can influence you on the network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18:50:52.197987423</meta:creation-date>
    <dc:date>2022-10-10T09:47:15.781565994</dc:date>
    <meta:editing-duration>PT53M2S</meta:editing-duration>
    <meta:editing-cycles>6</meta:editing-cycles>
    <meta:generator>LibreOffice/7.0.4.2$Linux_X86_64 LibreOffice_project/00$Build-2</meta:generator>
    <meta:document-statistic meta:table-count="0" meta:image-count="0" meta:object-count="0" meta:page-count="1" meta:paragraph-count="7" meta:word-count="174" meta:character-count="958" meta:non-whitespace-character-count="789"/>
  </office:meta>
</office:document-meta>
</file>